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5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27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741cm"/>
    </style:style>
    <style:style style:name="gr12" style:family="graphic" style:parent-style-name="standard">
      <style:graphic-properties draw:stroke="none" draw:fill="none" fo:min-height="0.738cm"/>
    </style:style>
    <style:style style:name="gr13" style:family="graphic" style:parent-style-name="standard">
      <style:graphic-properties draw:stroke="none" draw:fill="none" fo:min-height="2.212cm"/>
    </style:style>
    <style:style style:name="gr14" style:family="graphic" style:parent-style-name="standard">
      <style:graphic-properties draw:stroke="none" draw:fill="none" fo:min-height="0.695cm"/>
    </style:style>
    <style:style style:name="gr15" style:family="graphic" style:parent-style-name="standard">
      <style:graphic-properties draw:stroke="none" draw:fill="none" fo:min-height="2.29cm"/>
    </style:style>
    <style:style style:name="gr16" style:family="graphic" style:parent-style-name="standard">
      <style:graphic-properties draw:stroke="none" draw:fill="none" fo:min-height="0.76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398cm" fo:min-width="3.264cm" fo:wrap-option="no-wrap"/>
    </style:style>
    <style:style style:name="gr18" style:family="graphic" style:parent-style-name="objectwithoutfill">
      <style:graphic-properties svg:stroke-color="#000000" draw:marker-start="Arrow" draw:fill="none" draw:textarea-vertical-align="middle"/>
    </style:style>
    <style:style style:name="gr19" style:family="graphic" style:parent-style-name="standard">
      <style:graphic-properties draw:stroke="none" draw:fill="none" fo:min-height="0.922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456cm" fo:min-width="2.324cm" fo:wrap-option="no-wrap"/>
    </style:style>
    <style:style style:name="gr21" style:family="graphic" style:parent-style-name="standard">
      <style:graphic-properties draw:stroke="none" draw:fill="none" fo:min-height="0.751cm"/>
    </style:style>
    <style:style style:name="gr22" style:family="graphic" style:parent-style-name="standard">
      <style:graphic-properties draw:stroke="none" draw:fill="none" fo:min-height="0.921cm"/>
    </style:style>
    <style:style style:name="gr23" style:family="graphic" style:parent-style-name="standard">
      <style:graphic-properties draw:stroke="none" draw:fill="none" fo:min-height="9.567cm"/>
    </style:style>
    <style:style style:name="gr24" style:family="graphic" style:parent-style-name="standard">
      <style:graphic-properties draw:fill="none" draw:textarea-vertical-align="middle" draw:auto-grow-height="false" fo:min-height="2.158cm" fo:min-width="0cm"/>
    </style:style>
    <style:style style:name="gr25" style:family="graphic" style:parent-style-name="standard">
      <style:graphic-properties draw:stroke="none" draw:fill="none" fo:min-height="4.423cm"/>
    </style:style>
    <style:style style:name="gr26" style:family="graphic" style:parent-style-name="standard">
      <style:graphic-properties draw:stroke="none" draw:fill="none" fo:min-height="1.528cm"/>
    </style:style>
    <style:style style:name="gr27" style:family="graphic" style:parent-style-name="objectwithoutfill">
      <style:graphic-properties draw:stroke="dash" draw:stroke-dash="Line_20_with_20_Fine_20_Dots" svg:stroke-color="#000000"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1.273cm"/>
    </style:style>
    <style:style style:name="gr29" style:family="graphic" style:parent-style-name="standard">
      <style:graphic-properties draw:stroke="none" draw:fill="none" fo:min-height="10.594cm"/>
    </style:style>
    <style:style style:name="gr30" style:family="graphic" style:parent-style-name="objectwithoutfill">
      <style:graphic-properties draw:stroke="dash" draw:stroke-dash="Line_20_with_20_Fine_20_Dots" svg:stroke-color="#000000" draw:marker-start="Arrow" draw:marker-end="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text-properties style:font-name="Bitstream Vera Sans Mono" fo:font-size="18pt" style:font-size-asian="18pt" style:font-size-complex="18pt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style:font-size-asian="12pt" style:font-size-complex="12pt"/>
    </style:style>
    <style:style style:name="P8" style:family="paragraph">
      <loext:graphic-properties draw:fill="none"/>
      <style:text-properties style:font-name="Bitstream Vera Sans Mono"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style:font-name="Bitstream Vera Sans Mono"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Bitstream Vera Sans Mono" fo:font-size="18pt" style:font-name-asian="Liberation Sans1" style:font-size-asian="18pt" style:font-name-complex="Liberation Sans1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ffff"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color="#ffffff" style:font-name="Liberation Sans" fo:font-size="12pt" style:font-name-asian="Liberation Sans1" style:font-size-asian="12pt" style:font-name-complex="Liberation Sans1" style:font-size-complex="12pt"/>
    </style:style>
    <style:style style:name="T5" style:family="text">
      <style:text-properties fo:color="#ffffff" style:text-line-through-style="none" style:text-line-through-type="none" style:font-name="Liberation Sans" fo:font-size="12pt" style:font-name-asian="Liberation Sans1" style:font-size-asian="12pt" style:font-name-complex="Liberation Sans1" style:font-size-complex="12pt"/>
    </style:style>
    <style:style style:name="T6" style:family="text">
      <style:text-properties fo:color="#ffffff" style:text-line-through-style="none" style:text-line-through-type="none" style:text-position="sub 58%" style:font-name="Liberation Sans" fo:font-size="12pt" style:font-name-asian="Liberation Sans1" style:font-size-asian="12pt" style:font-name-complex="Liberation Sans1" style:font-size-complex="12pt"/>
    </style:style>
    <style:style style:name="T7" style:family="text">
      <style:text-properties fo:color="#ffffff"/>
    </style:style>
    <style:style style:name="T8" style:family="text">
      <style:text-properties style:text-position="sub 58%"/>
    </style:style>
    <style:style style:name="T9" style:family="text">
      <style:text-properties style:text-position="-33% 58%"/>
    </style:style>
    <style:style style:name="T10" style:family="text">
      <style:text-properties fo:color="#000000" style:font-name="Bitstream Vera Sans Mono" fo:font-size="14pt" style:font-name-asian="Liberation Sans1" style:font-size-asian="14pt" style:font-name-complex="Liberation Sans1" style:font-size-complex="14pt"/>
    </style:style>
    <style:style style:name="T11" style:family="text">
      <style:text-properties fo:color="#000000" style:text-line-through-style="none" style:text-line-through-type="none" style:font-name="Bitstream Vera Sans Mono" fo:font-size="14pt" style:font-name-asian="Liberation Sans1" style:font-size-asian="14pt" style:font-name-complex="Liberation Sans1" style:font-size-complex="14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line-through-style="none" style:text-line-through-type="none" style:text-position="sub 58%" style:font-name="Bitstream Vera Sans Mono" fo:font-size="14pt" style:font-name-asian="Liberation Sans1" style:font-size-asian="14pt" style:font-name-complex="Liberation Sans1" style:font-size-complex="14pt"/>
    </style:style>
    <style:style style:name="T17" style:family="text">
      <style:text-properties style:font-name="Bitstream Vera Sans Mono" fo:font-size="10pt" style:font-size-asian="10pt" style:font-size-complex="10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super 58%" style:font-name="Bitstream Vera Sans Mono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position="sub 58%" style:font-name="Bitstream Vera Sans Mono" fo:font-size="14pt" style:font-name-asian="Liberation Sans1" style:font-size-asian="14pt" style:font-name-complex="Liberation Sans1" style:font-size-complex="14pt"/>
    </style:style>
    <style:style style:name="T21" style:family="text">
      <style:text-properties fo:color="#000000" style:text-position="super 58%" style:font-name="Bitstream Vera Sans Mono" fo:font-size="14pt" style:font-name-asian="Liberation Sans1" style:font-size-asian="14pt" style:font-name-complex="Liberation Sans1" style:font-size-complex="14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Bitstream Vera Sans Mono" fo:font-size="14pt" fo:font-style="normal" fo:text-shadow="none" style:text-underline-style="none" fo:font-weight="normal" style:letter-kerning="true" style:font-name-asian="Bitstream Vera Sans Mono" style:font-size-asian="14pt" style:font-style-asian="normal" style:font-weight-asian="normal" style:font-name-complex="Bitstream Vera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line-through-style="none" style:text-line-through-type="none" style:text-position="0% 100%" style:font-name="Bitstream Vera Sans Mono" fo:font-size="14pt" style:font-name-asian="Liberation Sans1" style:font-size-asian="14pt" style:font-name-complex="Liberation Sans1" style:font-size-complex="14pt"/>
    </style:style>
    <style:style style:name="T24" style:family="text">
      <style:text-properties fo:color="#ffffff" style:text-position="sub 58%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b 58%" style:font-name="Bitstream Vera Sa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Bitstream Vera Sa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594cm" svg:height="1.065cm" svg:x="5.334cm" svg:y="1.043cm">
          <draw:text-box>
            <text:p><text:span text:style-name="T1">De</text:span><text:span text:style-name="T1">ep </text:span><text:span text:style-name="T1">ne</text:span><text:span text:style-name="T1">ur</text:span><text:span text:style-name="T1">al </text:span><text:span text:style-name="T1">ne</text:span><text:span text:style-name="T1">tw</text:span><text:span text:style-name="T1">or</text:span><text:span text:style-name="T1">k, </text:span><text:span text:style-name="T1">in</text:span><text:span text:style-name="T1">cl</text:span><text:span text:style-name="T1">ud</text:span><text:span text:style-name="T1">in</text:span><text:span text:style-name="T1">g </text:span><text:span text:style-name="T1">bi</text:span><text:span text:style-name="T1">as</text:span></text:p>
          </draw:text-box>
        </draw:frame>
        <draw:g>
          <draw:custom-shape draw:style-name="gr2" draw:text-style-name="P2" draw:layer="layout" svg:width="1.524cm" svg:height="1.524cm" svg:x="12.594cm" svg:y="4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5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7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5.894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9.3cm" svg:y="7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5.894cm" svg:y="7.9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9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524cm" svg:height="1.524cm" svg:x="12.594cm" svg:y="6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824cm" svg:y1="6.503cm" svg:x2="12.594cm" svg:y2="5.487cm">
            <text:p/>
          </draw:line>
          <draw:line draw:style-name="gr3" draw:text-style-name="P3" draw:layer="layout" svg:x1="10.824cm" svg:y1="8.281cm" svg:x2="12.594cm" svg:y2="5.487cm">
            <text:p/>
          </draw:line>
          <draw:line draw:style-name="gr3" draw:text-style-name="P3" draw:layer="layout" svg:x1="10.824cm" svg:y1="10.059cm" svg:x2="12.594cm" svg:y2="5.487cm">
            <text:p/>
          </draw:line>
          <draw:line draw:style-name="gr3" draw:text-style-name="P3" draw:layer="layout" svg:x1="10.824cm" svg:y1="6.503cm" svg:x2="12.594cm" svg:y2="7.011cm">
            <text:p/>
          </draw:line>
          <draw:line draw:style-name="gr3" draw:text-style-name="P3" draw:layer="layout" svg:x1="10.824cm" svg:y1="8.281cm" svg:x2="12.594cm" svg:y2="7.011cm">
            <text:p/>
          </draw:line>
          <draw:line draw:style-name="gr3" draw:text-style-name="P3" draw:layer="layout" svg:x1="10.824cm" svg:y1="10.059cm" svg:x2="12.594cm" svg:y2="7.011cm">
            <text:p/>
          </draw:line>
          <draw:line draw:style-name="gr3" draw:text-style-name="P3" draw:layer="layout" svg:x1="10.824cm" svg:y1="6.503cm" svg:x2="12.594cm" svg:y2="8.789cm">
            <text:p/>
          </draw:line>
          <draw:line draw:style-name="gr3" draw:text-style-name="P3" draw:layer="layout" svg:x1="10.824cm" svg:y1="6.503cm" svg:x2="12.594cm" svg:y2="10.313cm">
            <text:p/>
          </draw:line>
          <draw:line draw:style-name="gr3" draw:text-style-name="P3" draw:layer="layout" svg:x1="10.824cm" svg:y1="8.281cm" svg:x2="12.594cm" svg:y2="8.789cm">
            <text:p/>
          </draw:line>
          <draw:line draw:style-name="gr3" draw:text-style-name="P3" draw:layer="layout" svg:x1="10.824cm" svg:y1="8.281cm" svg:x2="12.594cm" svg:y2="10.313cm">
            <text:p/>
          </draw:line>
          <draw:line draw:style-name="gr3" draw:text-style-name="P3" draw:layer="layout" svg:x1="10.824cm" svg:y1="10.059cm" svg:x2="12.594cm" svg:y2="8.789cm">
            <text:p/>
          </draw:line>
          <draw:line draw:style-name="gr3" draw:text-style-name="P3" draw:layer="layout" svg:x1="10.824cm" svg:y1="10.059cm" svg:x2="12.594cm" svg:y2="10.313cm">
            <text:p/>
          </draw:line>
          <draw:line draw:style-name="gr3" draw:text-style-name="P3" draw:layer="layout" svg:x1="14.118cm" svg:y1="5.487cm" svg:x2="15.894cm" svg:y2="7.011cm">
            <text:p/>
          </draw:line>
          <draw:line draw:style-name="gr3" draw:text-style-name="P3" draw:layer="layout" svg:x1="14.118cm" svg:y1="5.487cm" svg:x2="15.894cm" svg:y2="8.789cm">
            <text:p/>
          </draw:line>
          <draw:line draw:style-name="gr3" draw:text-style-name="P3" draw:layer="layout" svg:x1="14.118cm" svg:y1="7.011cm" svg:x2="15.894cm" svg:y2="7.011cm">
            <text:p/>
          </draw:line>
          <draw:line draw:style-name="gr3" draw:text-style-name="P3" draw:layer="layout" svg:x1="14.118cm" svg:y1="7.011cm" svg:x2="15.894cm" svg:y2="8.789cm">
            <text:p/>
          </draw:line>
          <draw:line draw:style-name="gr3" draw:text-style-name="P3" draw:layer="layout" svg:x1="14.118cm" svg:y1="8.789cm" svg:x2="15.894cm" svg:y2="7.011cm">
            <text:p/>
          </draw:line>
          <draw:line draw:style-name="gr3" draw:text-style-name="P3" draw:layer="layout" svg:x1="14.118cm" svg:y1="8.789cm" svg:x2="15.894cm" svg:y2="8.789cm">
            <text:p/>
          </draw:line>
          <draw:line draw:style-name="gr3" draw:text-style-name="P3" draw:layer="layout" svg:x1="14.118cm" svg:y1="10.313cm" svg:x2="15.894cm" svg:y2="7.011cm">
            <text:p/>
          </draw:line>
          <draw:line draw:style-name="gr3" draw:text-style-name="P3" draw:layer="layout" svg:x1="14.118cm" svg:y1="10.313cm" svg:x2="15.894cm" svg:y2="8.789cm">
            <text:p/>
          </draw:line>
        </draw:g>
        <draw:frame draw:style-name="gr4" draw:text-style-name="P4" draw:layer="layout" svg:width="10.16cm" svg:height="1.524cm" svg:x="17.526cm" svg:y="13.97cm">
          <draw:text-box>
            <text:p><text:span text:style-name="T2">Inspir</text:span><text:span text:style-name="T2">ed by</text:span></text:p>
            <text:p><text:span text:style-name="T2">Pytho</text:span><text:span text:style-name="T2">n </text:span><text:span text:style-name="T2">noteb</text:span><text:span text:style-name="T2">ook </text:span><text:span text:style-name="T2">for </text:span><text:span text:style-name="T2">Make </text:span><text:span text:style-name="T2">Your </text:span><text:span text:style-name="T2">Own </text:span><text:span text:style-name="T2">Neura</text:span><text:span text:style-name="T2">l </text:span><text:span text:style-name="T2">Netwo</text:span><text:span text:style-name="T2">rk</text:span></text:p>
            <text:p><text:span text:style-name="T2">Code </text:span><text:span text:style-name="T2">for a </text:span><text:span text:style-name="T2">3-</text:span><text:span text:style-name="T2">layer </text:span><text:span text:style-name="T2">neural </text:span><text:span text:style-name="T2">netwo</text:span><text:span text:style-name="T2">rk, </text:span><text:span text:style-name="T2">and </text:span><text:span text:style-name="T2">code </text:span><text:span text:style-name="T2">for </text:span><text:span text:style-name="T2">learni</text:span><text:span text:style-name="T2">ng the </text:span><text:span text:style-name="T2">MNIS</text:span><text:span text:style-name="T2">T </text:span><text:span text:style-name="T2">datas</text:span><text:span text:style-name="T2">et</text:span></text:p>
            <text:p><text:span text:style-name="T2"># (c) </text:span><text:span text:style-name="T2">Tariq </text:span><text:span text:style-name="T2">Rashi</text:span><text:span text:style-name="T2">d, </text:span><text:span text:style-name="T2">201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4cm" svg:y="2.885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5cm" svg:y="9.386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5cm" svg:y="6.086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5cm" svg:y="2.886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5cm" svg:y="9.387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6cm" svg:y="6.087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466cm" svg:y1="3.648cm" svg:x2="11.143cm" svg:y2="3.648cm">
          <text:p text:style-name="P6">w<text:span text:style-name="T8">1</text:span><text:span text:style-name="T8">1</text:span></text:p>
        </draw:line>
        <draw:line draw:style-name="gr8" draw:text-style-name="P3" draw:layer="layout" svg:x1="4.466cm" svg:y1="3.648cm" svg:x2="11.144cm" svg:y2="6.95cm">
          <text:p text:style-name="P6"><text:s text:c="5"/><text:s text:c="5"/><text:s text:c="5"/><text:s text:c="5"/><text:s text:c="5"/><text:s text:c="2"/>w<text:span text:style-name="T8">1</text:span><text:span text:style-name="T8">2</text:span></text:p>
        </draw:line>
        <draw:line draw:style-name="gr8" draw:text-style-name="P3" draw:layer="layout" svg:x1="4.466cm" svg:y1="3.648cm" svg:x2="11.144cm" svg:y2="10.252cm">
          <text:p text:style-name="P6"><text:s text:c="5"/><text:s text:c="5"/><text:s text:c="5"/><text:s text:c="5"/><text:s text:c="5"/><text:s text:c="5"/>w<text:span text:style-name="T8">1</text:span><text:span text:style-name="T8">3</text:span></text:p>
        </draw:line>
        <draw:line draw:style-name="gr9" draw:text-style-name="P3" draw:layer="layout" svg:x1="4.467cm" svg:y1="6.85cm" svg:x2="11.07cm" svg:y2="3.648cm">
          <text:p text:style-name="P6"><text:s text:c="5"/><text:s text:c="5"/><text:s text:c="2"/>w<text:span text:style-name="T8">2</text:span><text:span text:style-name="T8">1</text:span></text:p>
        </draw:line>
        <draw:line draw:style-name="gr9" draw:text-style-name="P3" draw:layer="layout" svg:x1="4.467cm" svg:y1="6.85cm" svg:x2="11.07cm" svg:y2="6.85cm">
          <text:p text:style-name="P6"><text:s text:c="5"/><text:s text:c="5"/><text:s text:c="2"/>w<text:span text:style-name="T8">2</text:span><text:span text:style-name="T8">2</text:span></text:p>
        </draw:line>
        <draw:line draw:style-name="gr9" draw:text-style-name="P3" draw:layer="layout" svg:x1="4.467cm" svg:y1="6.849cm" svg:x2="11.144cm" svg:y2="10.252cm">
          <text:p text:style-name="P6"><text:s text:c="5"/><text:s text:c="5"/><text:s text:c="2"/>w<text:span text:style-name="T8">2</text:span><text:span text:style-name="T8">3</text:span></text:p>
        </draw:line>
        <draw:line draw:style-name="gr10" draw:text-style-name="P3" draw:layer="layout" svg:x1="4.466cm" svg:y1="10.252cm" svg:x2="11.144cm" svg:y2="6.85cm">
          <text:p text:style-name="P6"><text:s text:c="5"/><text:s text:c="5"/><text:s text:c="5"/><text:s text:c="5"/><text:s text:c="4"/>w<text:span text:style-name="T8">3</text:span><text:span text:style-name="T8">2</text:span></text:p>
        </draw:line>
        <draw:line draw:style-name="gr10" draw:text-style-name="P3" draw:layer="layout" svg:x1="4.467cm" svg:y1="10.252cm" svg:x2="11.144cm" svg:y2="10.252cm">
          <text:p text:style-name="P6">w<text:span text:style-name="T8">3</text:span><text:span text:style-name="T8">3</text:span></text:p>
        </draw:line>
        <draw:line draw:style-name="gr10" draw:text-style-name="P3" draw:layer="layout" svg:x1="4.467cm" svg:y1="10.252cm" svg:x2="11.07cm" svg:y2="3.648cm">
          <text:p text:style-name="P6"><text:s text:c="5"/><text:s text:c="5"/><text:s text:c="5"/><text:s text:c="5"/><text:s/><text:span text:style-name="T9"><text:s text:c="5"/></text:span><text:s/><text:s/>w<text:span text:style-name="T8">3</text:span><text:span text:style-name="T8">1</text:span></text:p>
        </draw:line>
        <draw:frame draw:style-name="gr11" draw:text-style-name="P8" draw:layer="layout" svg:width="11.354cm" svg:height="1.991cm" svg:x="16.586cm" svg:y="0.324cm">
          <draw:text-box>
            <text:p><text:span text:style-name="T10">Ac</text:span><text:span text:style-name="T10">ti</text:span><text:span text:style-name="T10">va</text:span><text:span text:style-name="T10">ti</text:span><text:span text:style-name="T10">on</text:span><text:span text:style-name="T10">:</text:span></text:p>
            <text:p><text:span text:style-name="T10"><text:s text:c="2"/></text:span><text:span text:style-name="T10">σ(</text:span><text:span text:style-name="T11">x</text:span><text:span text:style-name="T10">) </text:span><text:span text:style-name="T10">= </text:span><text:span text:style-name="T10">1 </text:span><text:span text:style-name="T10">/ </text:span><text:span text:style-name="T10">(1 </text:span><text:span text:style-name="T10">+ </text:span><text:span text:style-name="T10">e </text:span><text:span text:style-name="T10">^ </text:span><text:span text:style-name="T10">(-</text:span><text:span text:style-name="T10">x)</text:span><text:span text:style-name="T10">) <text:s/></text:span><text:span text:style-name="T10">Si</text:span><text:span text:style-name="T10">gm</text:span><text:span text:style-name="T10">oi</text:span><text:span text:style-name="T10">d</text:span></text:p>
          </draw:text-box>
        </draw:frame>
        <draw:frame draw:style-name="gr12" draw:text-style-name="P8" draw:layer="layout" svg:width="5.004cm" svg:height="0.988cm" svg:x="18.542cm" svg:y="6.632cm">
          <draw:text-box>
            <text:p><text:span text:style-name="T12">o</text:span><text:span text:style-name="T13">k</text:span><text:span text:style-name="T12"> </text:span><text:span text:style-name="T12">= </text:span><text:span text:style-name="T12">W</text:span><text:span text:style-name="T13">jk</text:span><text:span text:style-name="T12"> </text:span><text:span text:style-name="T12">* </text:span><text:span text:style-name="T14">σ(</text:span><text:span text:style-name="T14">o</text:span><text:span text:style-name="T13">j</text:span><text:span text:style-name="T14">)</text:span></text:p>
          </draw:text-box>
        </draw:frame>
        <draw:frame draw:style-name="gr13" draw:text-style-name="P8" draw:layer="layout" svg:width="10.16cm" svg:height="2.462cm" svg:x="16.586cm" svg:y="8.11cm">
          <draw:text-box>
            <text:p><text:span text:style-name="T12">[o</text:span><text:span text:style-name="T13">k</text:span><text:span text:style-name="T13">1</text:span><text:span text:style-name="T14">]</text:span><text:span text:style-name="T12"> <text:s/></text:span><text:span text:style-name="T12"><text:s/></text:span><text:span text:style-name="T12">[w</text:span><text:span text:style-name="T13">1</text:span><text:span text:style-name="T13">1</text:span><text:span text:style-name="T12"> <text:s/></text:span><text:span text:style-name="T12">w</text:span><text:span text:style-name="T13">21</text:span><text:span text:style-name="T12"> </text:span><text:span text:style-name="T12"><text:s/></text:span><text:span text:style-name="T12">w</text:span><text:span text:style-name="T13">31</text:span><text:span text:style-name="T12">] <text:s/></text:span><text:span text:style-name="T12"><text:s/></text:span><text:span text:style-name="T12">[</text:span><text:span text:style-name="T14">σ</text:span><text:span text:style-name="T14">(o</text:span><text:span text:style-name="T13">j</text:span><text:span text:style-name="T13">1</text:span><text:span text:style-name="T14">)</text:span><text:span text:style-name="T12">]</text:span></text:p>
            <text:p><text:span text:style-name="T12">[o</text:span><text:span text:style-name="T13">k</text:span><text:span text:style-name="T13">2</text:span><text:span text:style-name="T14">]</text:span><text:span text:style-name="T12"> </text:span><text:span text:style-name="T12">= </text:span><text:span text:style-name="T12">[w</text:span><text:span text:style-name="T13">1</text:span><text:span text:style-name="T13">2</text:span><text:span text:style-name="T12"> <text:s/></text:span><text:span text:style-name="T12">w</text:span><text:span text:style-name="T13">22</text:span><text:span text:style-name="T12"> </text:span><text:span text:style-name="T12"><text:s/></text:span><text:span text:style-name="T12">w</text:span><text:span text:style-name="T13">32</text:span><text:span text:style-name="T12">] </text:span><text:span text:style-name="T15">∘</text:span><text:span text:style-name="T12"> </text:span><text:span text:style-name="T12">[</text:span><text:span text:style-name="T14">σ</text:span><text:span text:style-name="T14">(o</text:span><text:span text:style-name="T13">j</text:span><text:span text:style-name="T13">2</text:span><text:span text:style-name="T14">)</text:span><text:span text:style-name="T12">]</text:span></text:p>
            <text:p><text:span text:style-name="T12">[o</text:span><text:span text:style-name="T13">k</text:span><text:span text:style-name="T13">3</text:span><text:span text:style-name="T12">] <text:s/></text:span><text:span text:style-name="T12"><text:s/></text:span><text:span text:style-name="T12">[w</text:span><text:span text:style-name="T13">1</text:span><text:span text:style-name="T13">3</text:span><text:span text:style-name="T12"> <text:s/></text:span><text:span text:style-name="T12">w</text:span><text:span text:style-name="T13">23</text:span><text:span text:style-name="T12"> </text:span><text:span text:style-name="T12"><text:s/></text:span><text:span text:style-name="T12">w</text:span><text:span text:style-name="T13">33</text:span><text:span text:style-name="T12">] <text:s/></text:span><text:span text:style-name="T12"><text:s/></text:span><text:span text:style-name="T12">[</text:span><text:span text:style-name="T14">σ</text:span><text:span text:style-name="T14">(o</text:span><text:span text:style-name="T13">j</text:span><text:span text:style-name="T13">3</text:span><text:span text:style-name="T14">)</text:span><text:span text:style-name="T12">]</text:span></text:p>
          </draw:text-box>
        </draw:frame>
        <draw:frame draw:style-name="gr14" draw:text-style-name="P8" draw:layer="layout" svg:width="3.418cm" svg:height="0.945cm" svg:x="6.234cm" svg:y="0.508cm">
          <draw:text-box>
            <text:p><text:span text:style-name="T10">Fo</text:span><text:span text:style-name="T10">rw</text:span><text:span text:style-name="T10">ar</text:span><text:span text:style-name="T10">d</text:span></text:p>
          </draw:text-box>
        </draw:frame>
        <draw:frame draw:style-name="gr12" draw:text-style-name="P8" draw:layer="layout" svg:width="3.302cm" svg:height="0.988cm" svg:x="19.142cm" svg:y="11.232cm">
          <draw:text-box>
            <text:p><text:span text:style-name="T14">σ</text:span><text:span text:style-name="T13">k</text:span><text:span text:style-name="T12"> </text:span><text:span text:style-name="T12">= </text:span><text:span text:style-name="T10">σ(</text:span><text:span text:style-name="T11">o</text:span><text:span text:style-name="T16">k</text:span><text:span text:style-name="T10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5.004cm" svg:height="0.988cm" svg:x="15.824cm" svg:y="6.378cm">
          <draw:text-box>
            <text:p><text:span text:style-name="T14">e</text:span><text:span text:style-name="T13">k</text:span><text:span text:style-name="T12"> </text:span><text:span text:style-name="T12">= </text:span><text:span text:style-name="T12">t</text:span><text:span text:style-name="T13">k</text:span><text:span text:style-name="T12"> </text:span><text:span text:style-name="T12">- </text:span><text:span text:style-name="T10">σ(</text:span><text:span text:style-name="T11">o</text:span><text:span text:style-name="T16">k</text:span><text:span text:style-name="T10">)</text:span></text:p>
          </draw:text-box>
        </draw:frame>
        <draw:frame draw:style-name="gr15" draw:text-style-name="P8" draw:layer="layout" svg:width="8.636cm" svg:height="2.54cm" svg:x="17.272cm" svg:y="10.668cm">
          <draw:text-box>
            <text:p><text:span text:style-name="T12">[e</text:span><text:span text:style-name="T13">j</text:span><text:span text:style-name="T13">1</text:span><text:span text:style-name="T12">] <text:s/></text:span><text:span text:style-name="T12"><text:s/></text:span><text:span text:style-name="T12">[w</text:span><text:span text:style-name="T13">1</text:span><text:span text:style-name="T13">1</text:span><text:span text:style-name="T12"> <text:s/></text:span><text:span text:style-name="T12">w</text:span><text:span text:style-name="T13">12</text:span><text:span text:style-name="T12"> </text:span><text:span text:style-name="T12"><text:s/></text:span><text:span text:style-name="T12">w</text:span><text:span text:style-name="T13">13</text:span><text:span text:style-name="T12">] <text:s/></text:span><text:span text:style-name="T12"><text:s/></text:span><text:span text:style-name="T12">[e</text:span><text:span text:style-name="T13">k</text:span><text:span text:style-name="T13">1</text:span><text:span text:style-name="T12">]</text:span></text:p>
            <text:p><text:span text:style-name="T12">[e</text:span><text:span text:style-name="T13">j</text:span><text:span text:style-name="T13">2</text:span><text:span text:style-name="T12">] </text:span><text:span text:style-name="T12">= </text:span><text:span text:style-name="T12">[w</text:span><text:span text:style-name="T13">2</text:span><text:span text:style-name="T13">1</text:span><text:span text:style-name="T12"> <text:s/></text:span><text:span text:style-name="T12">w</text:span><text:span text:style-name="T13">22</text:span><text:span text:style-name="T12"> </text:span><text:span text:style-name="T12"><text:s/></text:span><text:span text:style-name="T12">w</text:span><text:span text:style-name="T13">23</text:span><text:span text:style-name="T12">] </text:span><text:span text:style-name="T15">∘</text:span><text:span text:style-name="T12"> </text:span><text:span text:style-name="T12">[e</text:span><text:span text:style-name="T13">k</text:span><text:span text:style-name="T13">2</text:span><text:span text:style-name="T12">]</text:span></text:p>
            <text:p><text:span text:style-name="T12">[e</text:span><text:span text:style-name="T13">j</text:span><text:span text:style-name="T13">3</text:span><text:span text:style-name="T12">] <text:s/></text:span><text:span text:style-name="T12"><text:s/></text:span><text:span text:style-name="T12">[w</text:span><text:span text:style-name="T13">3</text:span><text:span text:style-name="T13">1</text:span><text:span text:style-name="T12"> <text:s/></text:span><text:span text:style-name="T12">w</text:span><text:span text:style-name="T13">32</text:span><text:span text:style-name="T12"> </text:span><text:span text:style-name="T12"><text:s/></text:span><text:span text:style-name="T12">w</text:span><text:span text:style-name="T13">33</text:span><text:span text:style-name="T12">] <text:s/></text:span><text:span text:style-name="T12"><text:s/></text:span><text:span text:style-name="T12">[e</text:span><text:span text:style-name="T13">k</text:span><text:span text:style-name="T13">3</text:span><text:span text:style-name="T12">]</text:span></text:p>
          </draw:text-box>
        </draw:frame>
        <draw:frame draw:style-name="gr11" draw:text-style-name="P8" draw:layer="layout" svg:width="11.354cm" svg:height="1.991cm" svg:x="16.586cm" svg:y="0.325cm">
          <draw:text-box>
            <text:p><text:span text:style-name="T10">Ac</text:span><text:span text:style-name="T10">ti</text:span><text:span text:style-name="T10">va</text:span><text:span text:style-name="T10">ti</text:span><text:span text:style-name="T10">on</text:span><text:span text:style-name="T10">:</text:span></text:p>
            <text:p><text:span text:style-name="T10"><text:s text:c="2"/></text:span><text:span text:style-name="T10">σ(</text:span><text:span text:style-name="T11">x</text:span><text:span text:style-name="T10">) </text:span><text:span text:style-name="T10">= </text:span><text:span text:style-name="T10">1 </text:span><text:span text:style-name="T10">/ </text:span><text:span text:style-name="T10">(1 </text:span><text:span text:style-name="T10">+ </text:span><text:span text:style-name="T10">e </text:span><text:span text:style-name="T10">^ </text:span><text:span text:style-name="T10">(-</text:span><text:span text:style-name="T10">x)</text:span><text:span text:style-name="T10">) <text:s/></text:span><text:span text:style-name="T10">Si</text:span><text:span text:style-name="T10">gm</text:span><text:span text:style-name="T10">oi</text:span><text:span text:style-name="T10">d</text:span></text:p>
          </draw:text-box>
        </draw:frame>
        <draw:frame draw:style-name="gr16" draw:text-style-name="P8" draw:layer="layout" svg:width="5.704cm" svg:height="1.015cm" svg:x="4.734cm" svg:y="0.509cm">
          <draw:text-box>
            <text:p><text:span text:style-name="T10">Ba</text:span><text:span text:style-name="T10">ck</text:span><text:span text:style-name="T10">pr</text:span><text:span text:style-name="T10">op</text:span><text:span text:style-name="T10">ag</text:span><text:span text:style-name="T10">at</text:span><text:span text:style-name="T10">io</text:span><text:span text:style-name="T10">n </text:span><text:span text:style-name="T10">1</text:span></text:p>
          </draw:text-box>
        </draw:frame>
        <draw:custom-shape draw:style-name="gr17" draw:text-style-name="P9" draw:layer="layout" svg:width="4.064cm" svg:height="1.778cm" svg:x="17.526cm" svg:y="3.81cm">
          <text:p text:style-name="P6"><text:span text:style-name="T17">Target,</text:span></text:p>
          <text:p text:style-name="P6"><text:span text:style-name="T17">only available</text:span></text:p>
          <text:p text:style-name="P6"><text:span text:style-name="T17">at final outputs</text:span></text:p>
          <draw:enhanced-geometry svg:viewBox="0 0 21600 21600" draw:text-areas="800 800 20800 20800" draw:type="round-rectangular-callout" draw:modifiers="329.446494464945 32612.478920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8" draw:text-style-name="P3" draw:layer="layout" svg:width="5.764cm" svg:height="2.661cm" draw:transform="rotate (0.432492588644195) translate (4.572cm 3.556cm)" svg:viewBox="0 0 5765 2662" svg:d="M0 0c3637 0 5765 2662 5765 2662">
          <text:p/>
        </draw:path>
        <draw:frame draw:style-name="gr19" draw:text-style-name="P10" draw:layer="layout" svg:width="1.34cm" svg:height="1.172cm" svg:x="5.01cm" svg:y="2.046cm">
          <draw:text-box>
            <text:p>w<text:span text:style-name="T8">1</text:span><text:span text:style-name="T8">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4.8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5.334cm" svg:y="5.686cm">
          <draw:text-box>
            <text:p>w<text:span text:style-name="T8">2</text:span><text:span text:style-name="T8">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4.5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5.334cm" svg:y="8.226cm">
          <draw:text-box>
            <text:p>w<text:span text:style-name="T8">3</text:span><text:span text:style-name="T8">1</text:span></text:p>
          </draw:text-box>
        </draw:frame>
        <draw:custom-shape draw:style-name="gr20" draw:text-style-name="P9" draw:layer="layout" svg:width="3.048cm" svg:height="0.762cm" svg:x="21.59cm" svg:y="7.62cm">
          <text:p text:style-name="P6"><text:span text:style-name="T17">Simplyfied</text:span></text:p>
          <draw:enhanced-geometry svg:viewBox="0 0 21600 21600" draw:text-areas="800 800 20800 20800" draw:type="round-rectangular-callout" draw:modifiers="439.225975729747 47276.5399737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8" draw:layer="layout" svg:width="5.004cm" svg:height="1.001cm" svg:x="19.05cm" svg:y="9.352cm">
          <draw:text-box>
            <text:p><text:span text:style-name="T12">e</text:span><text:span text:style-name="T13">j</text:span><text:span text:style-name="T12"> </text:span><text:span text:style-name="T12">= </text:span><text:span text:style-name="T12">W</text:span><text:span text:style-name="T18">T</text:span><text:span text:style-name="T13">j</text:span><text:span text:style-name="T13">k</text:span><text:span text:style-name="T12"> * </text:span><text:span text:style-name="T11">e</text:span><text:span text:style-name="T16">k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4.5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5.264cm" svg:y="3.846cm">
          <draw:text-box>
            <text:p>w<text:span text:style-name="T8">1</text:span><text:span text:style-name="T8">2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7" draw:layer="layout" svg:width="1.27cm" svg:height="1.016cm" svg:x="1.8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0.4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.8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1.8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13.97cm" svg:height="1.001cm" svg:x="13.716cm" svg:y="0.536cm">
          <draw:text-box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</text:span><text:span text:style-name="T12"> = </text:span><text:span text:style-name="T12">d/</text:span><text:span text:style-name="T15">∆w</text:span><text:span text:style-name="T13">j</text:span><text:span text:style-name="T13">k <text:s/></text:span><text:span text:style-name="T15">∑</text:span><text:span text:style-name="T19">n</text:span><text:span text:style-name="T14">(</text:span><text:span text:style-name="T12">t</text:span><text:span text:style-name="T13">kn</text:span><text:span text:style-name="T12"> </text:span><text:span text:style-name="T12">- </text:span><text:span text:style-name="T10">σ</text:span><text:span text:style-name="T20">kn</text:span><text:span text:style-name="T10">)</text:span><text:span text:style-name="T21">2</text:span></text:p>
          </draw:text-box>
        </draw:frame>
        <draw:frame draw:style-name="gr16" draw:text-style-name="P8" draw:layer="layout" svg:width="5.704cm" svg:height="1.015cm" svg:x="4.734cm" svg:y="0.509cm">
          <draw:text-box>
            <text:p><text:span text:style-name="T10">Ba</text:span><text:span text:style-name="T10">ck</text:span><text:span text:style-name="T10">pr</text:span><text:span text:style-name="T10">op</text:span><text:span text:style-name="T10">ag</text:span><text:span text:style-name="T10">at</text:span><text:span text:style-name="T10">io</text:span><text:span text:style-name="T10">n </text:span><text:span text:style-name="T10">2</text:span></text:p>
          </draw:text-box>
        </draw:frame>
        <draw:path draw:style-name="gr18" draw:text-style-name="P3" draw:layer="layout" svg:width="5.764cm" svg:height="2.661cm" draw:transform="rotate (0.432492588644195) translate (3.272cm 3.556cm)" svg:viewBox="0 0 5765 2662" svg:d="M0 0c3637 0 5765 2662 5765 2662">
          <text:p/>
        </draw:path>
        <draw:frame draw:style-name="gr19" draw:text-style-name="P10" draw:layer="layout" svg:width="1.34cm" svg:height="1.172cm" svg:x="3.71cm" svg:y="2.046cm">
          <draw:text-box>
            <text:p>w<text:span text:style-name="T8">1</text:span><text:span text:style-name="T8">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3.5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4.034cm" svg:y="5.686cm">
          <draw:text-box>
            <text:p>w<text:span text:style-name="T8">2</text:span><text:span text:style-name="T8">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3.2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4.034cm" svg:y="8.226cm">
          <draw:text-box>
            <text:p>w<text:span text:style-name="T8">3</text:span><text:span text:style-name="T8">1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3.2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3.964cm" svg:y="3.846cm">
          <draw:text-box>
            <text:p>w<text:span text:style-name="T8">1</text:span><text:span text:style-name="T8">2</text:span></text:p>
          </draw:text-box>
        </draw:frame>
        <draw:frame draw:style-name="gr23" draw:text-style-name="P8" draw:layer="layout" svg:width="13.97cm" svg:height="9.817cm" svg:x="13.716cm" svg:y="3.137cm">
          <draw:text-box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</text:span><text:span text:style-name="T12"> </text:span><text:span text:style-name="T22">≡ </text:span><text:span text:style-name="T22">mi</text:span><text:span text:style-name="T22">n!</text:span></text:p>
            <text:p><text:span text:style-name="T12"/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2">= </text:span><text:span text:style-name="T12">-</text:span><text:span text:style-name="T12">2*</text:span><text:span text:style-name="T12">(t</text:span><text:span text:style-name="T13">k</text:span><text:span text:style-name="T12">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</text:span><text:span text:style-name="T12">σ</text:span><text:span text:style-name="T13">k</text:span><text:span text:style-name="T12">/</text:span><text:span text:style-name="T15">∆</text:span><text:span text:style-name="T15">w</text:span><text:span text:style-name="T13">jk</text:span></text:p>
            <text:p><text:span text:style-name="T21"/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o</text:span><text:span text:style-name="T19">k</text:span><text:span text:style-name="T14">/</text:span><text:span text:style-name="T15">∆</text:span><text:span text:style-name="T15">w</text:span><text:span text:style-name="T13">jk</text:span></text:p>
            <text:p><text:span text:style-name="T14"/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j</text:span><text:span text:style-name="T14">)</text:span></text:p>
            <text:p><text:span text:style-name="T14"/></text:p>
            <text:p><text:span text:style-name="T14"/></text:p>
            <text:p><text:span text:style-name="T15">∆</text:span><text:span text:style-name="T14">e</text:span><text:span text:style-name="T13"> </text:span><text:span text:style-name="T14">= </text:span><text:span text:style-name="T14">[-</text:span><text:span text:style-name="T14">2*</text:span><text:span text:style-name="T14">e</text:span><text:span text:style-name="T13">k</text:span><text:span text:style-name="T14">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]</text:span><text:span text:style-name="T15">∘</text:span><text:span text:style-name="T14">[</text:span><text:span text:style-name="T14">σ(</text:span><text:span text:style-name="T14">o</text:span><text:span text:style-name="T13">j</text:span><text:span text:style-name="T14">)</text:span><text:span text:style-name="T14">]</text:span><text:span text:style-name="T18">T</text:span></text:p>
            <text:p><text:span text:style-name="T15">w</text:span><text:span text:style-name="T19">jk</text:span><text:span text:style-name="T19">_new</text:span><text:span text:style-name="T15"> </text:span><text:span text:style-name="T15">= </text:span><text:span text:style-name="T15">w</text:span><text:span text:style-name="T19">jk</text:span><text:span text:style-name="T19">_act </text:span><text:span text:style-name="T15">- </text:span><text:span text:style-name="T15">∆</text:span><text:span text:style-name="T14">e</text:span><text:span text:style-name="T15"> </text:span><text:span text:style-name="T15"><text:s text:c="2"/></text:span><text:span text:style-name="T15">(G</text:span><text:span text:style-name="T15">ra</text:span><text:span text:style-name="T15">di</text:span><text:span text:style-name="T15">en</text:span><text:span text:style-name="T15">t </text:span><text:span text:style-name="T15">de</text:span><text:span text:style-name="T15">sc</text:span><text:span text:style-name="T15">en</text:span><text:span text:style-name="T15">t!</text:span><text:span text:style-name="T15">)</text:span></text:p>
          </draw:text-box>
        </draw:frame>
        <draw:custom-shape draw:style-name="gr24" draw:text-style-name="P3" draw:layer="layout" svg:width="0.508cm" svg:height="2.54cm" draw:transform="skewX (-0.000872664625997165) rotate (1.5699236621689) translate (19.304cm 1.778cm)">
          <text:p/>
          <draw:enhanced-geometry svg:viewBox="0 0 21600 21600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27cm" svg:height="0.988cm" svg:x="20.066cm" svg:y="1.778cm">
          <draw:text-box>
            <text:p><text:span text:style-name="T14">e</text:span><text:span text:style-name="T13">k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6" draw:text-style-name="P7" draw:layer="layout" svg:width="1.27cm" svg:height="1.016cm" svg:x="3.1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1.7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3.1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3.1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.7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2.5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11.1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4.466cm" svg:y1="3.648cm" svg:x2="11.143cm" svg:y2="3.648cm">
          <text:p text:style-name="P6">w<text:span text:style-name="T8">1</text:span><text:span text:style-name="T8">1</text:span></text:p>
        </draw:line>
        <draw:line draw:style-name="gr8" draw:text-style-name="P3" draw:layer="layout" svg:x1="4.466cm" svg:y1="3.648cm" svg:x2="11.144cm" svg:y2="6.95cm">
          <text:p text:style-name="P6"><text:s text:c="5"/><text:s text:c="5"/><text:s text:c="5"/><text:s text:c="5"/><text:s text:c="5"/><text:s text:c="2"/>w<text:span text:style-name="T8">1</text:span><text:span text:style-name="T8">2</text:span></text:p>
        </draw:line>
        <draw:line draw:style-name="gr8" draw:text-style-name="P3" draw:layer="layout" svg:x1="4.466cm" svg:y1="3.648cm" svg:x2="11.144cm" svg:y2="10.252cm">
          <text:p text:style-name="P6"><text:s text:c="5"/><text:s text:c="5"/><text:s text:c="5"/><text:s text:c="5"/><text:s text:c="5"/><text:s text:c="5"/>w<text:span text:style-name="T8">1</text:span><text:span text:style-name="T8">3</text:span></text:p>
        </draw:line>
        <draw:frame draw:style-name="gr11" draw:text-style-name="P8" draw:layer="layout" svg:width="11.354cm" svg:height="1.991cm" svg:x="16.586cm" svg:y="0.324cm">
          <draw:text-box>
            <text:p><text:span text:style-name="T10">Ac</text:span><text:span text:style-name="T10">ti</text:span><text:span text:style-name="T10">va</text:span><text:span text:style-name="T10">ti</text:span><text:span text:style-name="T10">on</text:span><text:span text:style-name="T10">:</text:span></text:p>
            <text:p><text:span text:style-name="T10"><text:s text:c="2"/></text:span><text:span text:style-name="T10">σ(</text:span><text:span text:style-name="T11">x</text:span><text:span text:style-name="T10">) </text:span><text:span text:style-name="T10">= </text:span><text:span text:style-name="T10">1 </text:span><text:span text:style-name="T10">/ </text:span><text:span text:style-name="T10">(1 </text:span><text:span text:style-name="T10">+ </text:span><text:span text:style-name="T10">e </text:span><text:span text:style-name="T10">^ </text:span><text:span text:style-name="T10">(-</text:span><text:span text:style-name="T10">x)</text:span><text:span text:style-name="T10">) <text:s/></text:span><text:span text:style-name="T10">Si</text:span><text:span text:style-name="T10">gm</text:span><text:span text:style-name="T10">oi</text:span><text:span text:style-name="T10">d</text:span></text:p>
          </draw:text-box>
        </draw:frame>
        <draw:frame draw:style-name="gr12" draw:text-style-name="P8" draw:layer="layout" svg:width="6.35cm" svg:height="0.988cm" svg:x="18.542cm" svg:y="6.632cm">
          <draw:text-box>
            <text:p><text:span text:style-name="T12">o</text:span><text:span text:style-name="T13">k</text:span><text:span text:style-name="T12"> </text:span><text:span text:style-name="T12">= </text:span><text:span text:style-name="T12">W</text:span><text:span text:style-name="T13">jk</text:span><text:span text:style-name="T12"> </text:span><text:span text:style-name="T12">* </text:span><text:span text:style-name="T14">σ(</text:span><text:span text:style-name="T14">o</text:span><text:span text:style-name="T13">j</text:span><text:span text:style-name="T14">)</text:span><text:span text:style-name="T23"> </text:span><text:span text:style-name="T23">+ </text:span><text:span text:style-name="T23">b</text:span><text:span text:style-name="T16">k</text:span></text:p>
          </draw:text-box>
        </draw:frame>
        <draw:frame draw:style-name="gr25" draw:text-style-name="P8" draw:layer="layout" svg:width="11.938cm" svg:height="4.673cm" svg:x="16.002cm" svg:y="8.11cm">
          <draw:text-box>
            <text:p><text:span text:style-name="T12">[o</text:span><text:span text:style-name="T13">k</text:span><text:span text:style-name="T13">1</text:span><text:span text:style-name="T14">]</text:span><text:span text:style-name="T12"> <text:s/></text:span><text:span text:style-name="T12"><text:s/></text:span><text:span text:style-name="T12">[w</text:span><text:span text:style-name="T13">1</text:span><text:span text:style-name="T13">1</text:span><text:span text:style-name="T12"> <text:s/></text:span><text:span text:style-name="T12">w</text:span><text:span text:style-name="T13">21</text:span><text:span text:style-name="T12"> </text:span><text:span text:style-name="T12"><text:s/></text:span><text:span text:style-name="T12">w</text:span><text:span text:style-name="T13">31</text:span><text:span text:style-name="T12">] <text:s/></text:span><text:span text:style-name="T12"><text:s/></text:span><text:span text:style-name="T12">[</text:span><text:span text:style-name="T14">σ</text:span><text:span text:style-name="T14">(o</text:span><text:span text:style-name="T13">j</text:span><text:span text:style-name="T13">1</text:span><text:span text:style-name="T14">)</text:span><text:span text:style-name="T12">] </text:span><text:span text:style-name="T12"><text:s text:c="2"/></text:span><text:span text:style-name="T12">[b</text:span><text:span text:style-name="T13">k</text:span><text:span text:style-name="T13">1</text:span><text:span text:style-name="T12">]</text:span></text:p>
            <text:p><text:span text:style-name="T12">[o</text:span><text:span text:style-name="T13">k</text:span><text:span text:style-name="T13">2</text:span><text:span text:style-name="T14">]</text:span><text:span text:style-name="T12"> </text:span><text:span text:style-name="T12">= </text:span><text:span text:style-name="T12">[w</text:span><text:span text:style-name="T13">1</text:span><text:span text:style-name="T13">2</text:span><text:span text:style-name="T12"> <text:s/></text:span><text:span text:style-name="T12">w</text:span><text:span text:style-name="T13">22</text:span><text:span text:style-name="T12"> </text:span><text:span text:style-name="T12"><text:s/></text:span><text:span text:style-name="T12">w</text:span><text:span text:style-name="T13">32</text:span><text:span text:style-name="T12">] </text:span><text:span text:style-name="T15">∘</text:span><text:span text:style-name="T12"> </text:span><text:span text:style-name="T12">[</text:span><text:span text:style-name="T14">σ</text:span><text:span text:style-name="T14">(o</text:span><text:span text:style-name="T13">j</text:span><text:span text:style-name="T13">2</text:span><text:span text:style-name="T14">)</text:span><text:span text:style-name="T12">] </text:span><text:span text:style-name="T12">+ </text:span><text:span text:style-name="T12">[b</text:span><text:span text:style-name="T13">k</text:span><text:span text:style-name="T13">2</text:span><text:span text:style-name="T12">]</text:span></text:p>
            <text:p><text:span text:style-name="T12">[o</text:span><text:span text:style-name="T13">k</text:span><text:span text:style-name="T13">3</text:span><text:span text:style-name="T12">] <text:s/></text:span><text:span text:style-name="T12"><text:s/></text:span><text:span text:style-name="T12">[w</text:span><text:span text:style-name="T13">1</text:span><text:span text:style-name="T13">3</text:span><text:span text:style-name="T12"> <text:s/></text:span><text:span text:style-name="T12">w</text:span><text:span text:style-name="T13">23</text:span><text:span text:style-name="T12"> </text:span><text:span text:style-name="T12"><text:s/></text:span><text:span text:style-name="T12">w</text:span><text:span text:style-name="T13">33</text:span><text:span text:style-name="T12">] <text:s/></text:span><text:span text:style-name="T12"><text:s/></text:span><text:span text:style-name="T12">[</text:span><text:span text:style-name="T14">σ</text:span><text:span text:style-name="T14">(o</text:span><text:span text:style-name="T13">j</text:span><text:span text:style-name="T13">3</text:span><text:span text:style-name="T14">)</text:span><text:span text:style-name="T12">] </text:span><text:span text:style-name="T12"><text:s text:c="2"/></text:span><text:span text:style-name="T12">[b</text:span><text:span text:style-name="T13">k</text:span><text:span text:style-name="T13">3</text:span><text:span text:style-name="T12">]</text:span></text:p>
          </draw:text-box>
        </draw:frame>
        <draw:frame draw:style-name="gr26" draw:text-style-name="P8" draw:layer="layout" svg:width="3.418cm" svg:height="1.778cm" svg:x="6.234cm" svg:y="0.508cm">
          <draw:text-box>
            <text:p><text:span text:style-name="T10">Fo</text:span><text:span text:style-name="T10">rw</text:span><text:span text:style-name="T10">ar</text:span><text:span text:style-name="T10">d,</text:span></text:p>
            <text:p><text:span text:style-name="T10">wi</text:span><text:span text:style-name="T10">th </text:span><text:span text:style-name="T10">bi</text:span><text:span text:style-name="T10">as</text:span></text:p>
          </draw:text-box>
        </draw:frame>
        <draw:frame draw:style-name="gr12" draw:text-style-name="P8" draw:layer="layout" svg:width="3.302cm" svg:height="0.988cm" svg:x="19.142cm" svg:y="11.232cm">
          <draw:text-box>
            <text:p><text:span text:style-name="T14">σ</text:span><text:span text:style-name="T13">k</text:span><text:span text:style-name="T12"> </text:span><text:span text:style-name="T12">= </text:span><text:span text:style-name="T10">σ(</text:span><text:span text:style-name="T11">o</text:span><text:span text:style-name="T16">k</text:span><text:span text:style-name="T10">)</text:span></text:p>
          </draw:text-box>
        </draw:frame>
        <draw:custom-shape draw:style-name="gr7" draw:text-style-name="P2" draw:layer="layout" svg:width="1.524cm" svg:height="1.524cm" svg:x="5.334cm" svg:y="10.252cm">
          <text:p text:style-name="P6"><text:span text:style-name="T7">b</text:span><text:span text:style-name="T24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5.334cm" svg:y="11.938cm">
          <text:p text:style-name="P6"><text:span text:style-name="T7">b</text:span><text:span text:style-name="T24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5.334cm" svg:y="13.716cm">
          <text:p text:style-name="P6"><text:span text:style-name="T7">b</text:span><text:span text:style-name="T24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858cm" svg:y1="14.478cm" svg:x2="11.143cm" svg:y2="10.414cm">
          <text:p text:style-name="P6">b<text:span text:style-name="T8">3</text:span></text:p>
        </draw:line>
        <draw:line draw:style-name="gr27" draw:text-style-name="P3" draw:layer="layout" svg:x1="6.858cm" svg:y1="12.7cm" svg:x2="11.176cm" svg:y2="7.366cm">
          <text:p text:style-name="P6">b<text:span text:style-name="T8">2</text:span></text:p>
        </draw:line>
        <draw:line draw:style-name="gr27" draw:text-style-name="P3" draw:layer="layout" svg:x1="6.858cm" svg:y1="11.022cm" svg:x2="11.143cm" svg:y2="4.164cm">
          <text:p text:style-name="P6">b<text:span text:style-name="T8">1</text:span></text:p>
        </draw:lin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6" draw:text-style-name="P7" draw:layer="layout" svg:width="1.27cm" svg:height="1.016cm" svg:x="1.848cm" svg:y="3.17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2cm" svg:y="2.886cm">
          <text:p text:style-name="P6"><text:span text:style-name="T7">j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0.443cm" svg:y="9.387cm">
          <text:p text:style-name="P6"><text:span text:style-name="T7">j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.848cm" svg:y="6.318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016cm" svg:x="1.848cm" svg:y="9.72cm">
          <text:p text:style-name="P6"><text:span text:style-name="T3">σ</text:span><text:span text:style-name="T4">(</text:span><text:span text:style-name="T5">o</text:span><text:span text:style-name="T6">j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0.443cm" svg:y="6.087cm">
          <text:p text:style-name="P6"><text:span text:style-name="T7">j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3cm" svg:y="3.17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3cm" svg:y="2.887cm">
          <text:p text:style-name="P6"><text:span text:style-name="T7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76cm" svg:y="9.62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9.388cm">
          <text:p text:style-name="P6"><text:span text:style-name="T7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016cm" svg:x="11.268cm" svg:y="6.318cm">
          <text:p text:style-name="P6"><text:span text:style-name="T3">σ</text:span><text:span text:style-name="T4">(</text:span><text:span text:style-name="T5">o</text:span><text:span text:style-name="T6">k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524cm" svg:height="1.524cm" svg:x="9.844cm" svg:y="6.088cm">
          <text:p text:style-name="P6"><text:span text:style-name="T7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13.97cm" svg:height="1.001cm" svg:x="13.716cm" svg:y="0.536cm">
          <draw:text-box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</text:span><text:span text:style-name="T12"> = </text:span><text:span text:style-name="T12">d/</text:span><text:span text:style-name="T15">∆w</text:span><text:span text:style-name="T13">j</text:span><text:span text:style-name="T13">k <text:s/></text:span><text:span text:style-name="T15">∑</text:span><text:span text:style-name="T19">n</text:span><text:span text:style-name="T14">(</text:span><text:span text:style-name="T12">t</text:span><text:span text:style-name="T13">kn</text:span><text:span text:style-name="T12"> </text:span><text:span text:style-name="T12">- </text:span><text:span text:style-name="T10">σ</text:span><text:span text:style-name="T20">kn</text:span><text:span text:style-name="T10">)</text:span><text:span text:style-name="T21">2</text:span></text:p>
          </draw:text-box>
        </draw:frame>
        <draw:frame draw:style-name="gr28" draw:text-style-name="P8" draw:layer="layout" svg:width="6.188cm" svg:height="1.523cm" svg:x="4.734cm" svg:y="0.509cm">
          <draw:text-box>
            <text:p><text:span text:style-name="T10">Ba</text:span><text:span text:style-name="T10">ck</text:span><text:span text:style-name="T10">pr</text:span><text:span text:style-name="T10">op</text:span><text:span text:style-name="T10">ag</text:span><text:span text:style-name="T10">at</text:span><text:span text:style-name="T10">io</text:span><text:span text:style-name="T10">n </text:span><text:span text:style-name="T10">3,</text:span></text:p>
            <text:p><text:span text:style-name="T10">wi</text:span><text:span text:style-name="T10">th </text:span><text:span text:style-name="T10">bi</text:span><text:span text:style-name="T10">as</text:span></text:p>
          </draw:text-box>
        </draw:frame>
        <draw:path draw:style-name="gr18" draw:text-style-name="P3" draw:layer="layout" svg:width="5.764cm" svg:height="2.661cm" draw:transform="rotate (0.432492588644195) translate (3.272cm 3.556cm)" svg:viewBox="0 0 5765 2662" svg:d="M0 0c3637 0 5765 2662 5765 2662">
          <text:p/>
        </draw:path>
        <draw:frame draw:style-name="gr19" draw:text-style-name="P10" draw:layer="layout" svg:width="1.34cm" svg:height="1.172cm" svg:x="3.71cm" svg:y="2.046cm">
          <draw:text-box>
            <text:p>w<text:span text:style-name="T8">1</text:span><text:span text:style-name="T8">1</text:span></text:p>
          </draw:text-box>
        </draw:frame>
        <draw:path draw:style-name="gr18" draw:text-style-name="P3" draw:layer="layout" svg:width="5.919cm" svg:height="2.755cm" draw:transform="skewX (-0.0570722665402146) rotate (0.844564825040056) translate (3.52643771054889cm 6.41234520058934cm)" svg:viewBox="0 0 5920 2756" svg:d="M0 0c3731 1 5920 2756 5920 2756">
          <text:p/>
        </draw:path>
        <draw:frame draw:style-name="gr19" draw:text-style-name="P10" draw:layer="layout" svg:width="1.778cm" svg:height="1.172cm" svg:x="4.034cm" svg:y="5.686cm">
          <draw:text-box>
            <text:p>w<text:span text:style-name="T8">2</text:span><text:span text:style-name="T8">1</text:span></text:p>
          </draw:text-box>
        </draw:frame>
        <draw:path draw:style-name="gr18" draw:text-style-name="P3" draw:layer="layout" svg:width="7.888cm" svg:height="3.601cm" draw:transform="skewX (-0.0392699081698724) rotate (1.18664935843094) translate (3.27247962561658cm 10.1596151459937cm)" svg:viewBox="0 0 7889 3602" svg:d="M0 0c4973 1 7889 3602 7889 3602">
          <text:p/>
        </draw:path>
        <draw:frame draw:style-name="gr19" draw:text-style-name="P10" draw:layer="layout" svg:width="1.778cm" svg:height="1.172cm" svg:x="4.034cm" svg:y="8.226cm">
          <draw:text-box>
            <text:p>w<text:span text:style-name="T8">3</text:span><text:span text:style-name="T8">1</text:span></text:p>
          </draw:text-box>
        </draw:frame>
        <draw:path draw:style-name="gr18" draw:text-style-name="P3" draw:layer="layout" svg:width="7.029cm" svg:height="2.137cm" draw:transform="skewX (0.167551608191456) rotate (-0.124965574442794) translate (3.27147193161537cm 3.90576950752689cm)" svg:viewBox="0 0 7030 2138" svg:d="M0 0c4436 0 7030 2138 7030 2138">
          <text:p/>
        </draw:path>
        <draw:frame draw:style-name="gr22" draw:text-style-name="P10" draw:layer="layout" svg:width="1.594cm" svg:height="1.171cm" svg:x="3.964cm" svg:y="3.846cm">
          <draw:text-box>
            <text:p>w<text:span text:style-name="T8">1</text:span><text:span text:style-name="T8">2</text:span></text:p>
          </draw:text-box>
        </draw:frame>
        <draw:frame draw:style-name="gr29" draw:text-style-name="P8" draw:layer="layout" svg:width="13.97cm" svg:height="10.848cm" svg:x="13.716cm" svg:y="4.626cm">
          <draw:text-box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</text:span><text:span text:style-name="T12"> </text:span><text:span text:style-name="T22">≡ </text:span><text:span text:style-name="T22">mi</text:span><text:span text:style-name="T22">n!</text:span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2">= </text:span><text:span text:style-name="T12">-</text:span><text:span text:style-name="T12">2*</text:span><text:span text:style-name="T12">(t</text:span><text:span text:style-name="T13">k</text:span><text:span text:style-name="T12">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</text:span><text:span text:style-name="T12">σ</text:span><text:span text:style-name="T13">k</text:span><text:span text:style-name="T12">/</text:span><text:span text:style-name="T15">∆</text:span><text:span text:style-name="T15">w</text:span><text:span text:style-name="T13">jk</text:span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o</text:span><text:span text:style-name="T19">k</text:span><text:span text:style-name="T14">/</text:span><text:span text:style-name="T15">∆</text:span><text:span text:style-name="T15">w</text:span><text:span text:style-name="T13">jk</text:span></text:p>
            <text:p><text:span text:style-name="T15">∆</text:span><text:span text:style-name="T14">e</text:span><text:span text:style-name="T13">k</text:span><text:span text:style-name="T14">/</text:span><text:span text:style-name="T15">∆w</text:span><text:span text:style-name="T13">j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j</text:span><text:span text:style-name="T14">)</text:span></text:p>
            <text:p><text:span text:style-name="T14"/></text:p>
            <text:p><text:span text:style-name="T15">∆</text:span><text:span text:style-name="T14">w</text:span><text:span text:style-name="T25"> </text:span><text:span text:style-name="T26">= </text:span><text:span text:style-name="T26">[-</text:span><text:span text:style-name="T26">2*</text:span><text:span text:style-name="T26">e</text:span><text:span text:style-name="T25">k</text:span><text:span text:style-name="T26">*</text:span><text:span text:style-name="T26">σ(</text:span><text:span text:style-name="T26">o</text:span><text:span text:style-name="T25">k</text:span><text:span text:style-name="T26">)</text:span><text:span text:style-name="T26">*(</text:span><text:span text:style-name="T26">1-</text:span><text:span text:style-name="T26">σ(</text:span><text:span text:style-name="T26">o</text:span><text:span text:style-name="T25">k</text:span><text:span text:style-name="T26">)</text:span><text:span text:style-name="T26">)]</text:span><text:span text:style-name="T15">∘</text:span><text:span text:style-name="T26">[</text:span><text:span text:style-name="T14">σ(</text:span><text:span text:style-name="T14">o</text:span><text:span text:style-name="T13">j</text:span><text:span text:style-name="T14">)</text:span><text:span text:style-name="T14">]</text:span><text:span text:style-name="T18">T</text:span></text:p>
            <text:p><text:span text:style-name="T15">w</text:span><text:span text:style-name="T19">jk</text:span><text:span text:style-name="T19">_new</text:span><text:span text:style-name="T15"> </text:span><text:span text:style-name="T15">= </text:span><text:span text:style-name="T15">w</text:span><text:span text:style-name="T19">jk</text:span><text:span text:style-name="T19">_act </text:span><text:span text:style-name="T15">- </text:span><text:span text:style-name="T15">∆w </text:span><text:span text:style-name="T15"><text:s text:c="2"/></text:span><text:span text:style-name="T15">(G</text:span><text:span text:style-name="T15">ra</text:span><text:span text:style-name="T15">di</text:span><text:span text:style-name="T15">en</text:span><text:span text:style-name="T15">t </text:span><text:span text:style-name="T15">de</text:span><text:span text:style-name="T15">sc</text:span><text:span text:style-name="T15">en</text:span><text:span text:style-name="T15">t!</text:span><text:span text:style-name="T15">)</text:span></text:p>
            <text:p><text:span text:style-name="T15"/></text:p>
            <text:p><text:span text:style-name="T15">∆</text:span><text:span text:style-name="T14">e</text:span><text:span text:style-name="T13">k</text:span><text:span text:style-name="T14">/</text:span><text:span text:style-name="T15">∆b</text:span><text:span text:style-name="T13">k</text:span><text:span text:style-name="T14"> </text:span><text:span text:style-name="T15">≡ </text:span><text:span text:style-name="T15">mi</text:span><text:span text:style-name="T15">n </text:span><text:span text:style-name="T15">!</text:span></text:p>
            <text:p text:style-name="P11"><text:span text:style-name="T15">∆</text:span><text:span text:style-name="T14">e</text:span><text:span text:style-name="T13">k</text:span><text:span text:style-name="T14">/</text:span><text:span text:style-name="T15">∆b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</text:span><text:span text:style-name="T14">σ</text:span><text:span text:style-name="T13">k</text:span><text:span text:style-name="T14">/</text:span><text:span text:style-name="T15">∆</text:span><text:span text:style-name="T15">bw</text:span><text:span text:style-name="T13">k</text:span></text:p>
            <text:p text:style-name="P11"><text:span text:style-name="T15">∆</text:span><text:span text:style-name="T14">e</text:span><text:span text:style-name="T13">k</text:span><text:span text:style-name="T14">/</text:span><text:span text:style-name="T15">∆b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*</text:span><text:span text:style-name="T15">∆o</text:span><text:span text:style-name="T19">k</text:span><text:span text:style-name="T14">/</text:span><text:span text:style-name="T15">∆</text:span><text:span text:style-name="T15">b</text:span><text:span text:style-name="T13">k</text:span></text:p>
            <text:p><text:span text:style-name="T15">∆</text:span><text:span text:style-name="T14">e</text:span><text:span text:style-name="T13">k</text:span><text:span text:style-name="T14">/</text:span><text:span text:style-name="T15">∆b</text:span><text:span text:style-name="T13">k </text:span><text:span text:style-name="T14">= </text:span><text:span text:style-name="T14">-</text:span><text:span text:style-name="T14">2*</text:span><text:span text:style-name="T14">(t</text:span><text:span text:style-name="T13">k</text:span><text:span text:style-name="T14">-</text:span><text:span text:style-name="T14">σ(</text:span><text:span text:style-name="T14">o</text:span><text:span text:style-name="T13">k</text:span><text:span text:style-name="T14">)</text:span><text:span text:style-name="T14">)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</text:span></text:p>
            <text:p><text:span text:style-name="T14"/></text:p>
            <text:p text:style-name="P11"><text:span text:style-name="T15">∆</text:span><text:span text:style-name="T15">b</text:span><text:span text:style-name="T13"> </text:span><text:span text:style-name="T14">= </text:span><text:span text:style-name="T14">[-</text:span><text:span text:style-name="T14">2*</text:span><text:span text:style-name="T14">e</text:span><text:span text:style-name="T13">k</text:span><text:span text:style-name="T14">*</text:span><text:span text:style-name="T14">σ(</text:span><text:span text:style-name="T14">o</text:span><text:span text:style-name="T13">k</text:span><text:span text:style-name="T14">)</text:span><text:span text:style-name="T14">*(</text:span><text:span text:style-name="T14">1-</text:span><text:span text:style-name="T14">σ(</text:span><text:span text:style-name="T14">o</text:span><text:span text:style-name="T13">k</text:span><text:span text:style-name="T14">)</text:span><text:span text:style-name="T14">)]</text:span></text:p>
            <text:p text:style-name="P11"><text:span text:style-name="T15">b</text:span><text:span text:style-name="T19">k_</text:span><text:span text:style-name="T19">new</text:span><text:span text:style-name="T15"> </text:span><text:span text:style-name="T15">= </text:span><text:span text:style-name="T15">b</text:span><text:span text:style-name="T19">k_</text:span><text:span text:style-name="T19">act </text:span><text:span text:style-name="T15">- </text:span><text:span text:style-name="T15">∆b </text:span><text:span text:style-name="T15"><text:s text:c="2"/></text:span><text:span text:style-name="T15">(G</text:span><text:span text:style-name="T15">ra</text:span><text:span text:style-name="T15">di</text:span><text:span text:style-name="T15">en</text:span><text:span text:style-name="T15">t </text:span><text:span text:style-name="T15">de</text:span><text:span text:style-name="T15">sc</text:span><text:span text:style-name="T15">en</text:span><text:span text:style-name="T15">t!</text:span><text:span text:style-name="T15">)</text:span></text:p>
          </draw:text-box>
        </draw:frame>
        <draw:custom-shape draw:style-name="gr24" draw:text-style-name="P3" draw:layer="layout" svg:width="0.508cm" svg:height="2.54cm" draw:transform="skewX (-0.000872664625997165) rotate (1.5699236621689) translate (19.304cm 1.778cm)">
          <text:p/>
          <draw:enhanced-geometry svg:viewBox="0 0 21600 21600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1.27cm" svg:height="0.988cm" svg:x="20.066cm" svg:y="1.578cm">
          <draw:text-box>
            <text:p><text:span text:style-name="T14">e</text:span><text:span text:style-name="T13">kn</text:span></text:p>
          </draw:text-box>
        </draw:frame>
        <draw:custom-shape draw:style-name="gr7" draw:text-style-name="P2" draw:layer="layout" svg:width="1.524cm" svg:height="1.524cm" svg:x="4.735cm" svg:y="10.253cm">
          <text:p text:style-name="P6"><text:span text:style-name="T7">b</text:span><text:span text:style-name="T24">k=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735cm" svg:y="11.939cm">
          <text:p text:style-name="P6"><text:span text:style-name="T7">b</text:span><text:span text:style-name="T24">k=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735cm" svg:y="13.717cm">
          <text:p text:style-name="P6"><text:span text:style-name="T7">b</text:span><text:span text:style-name="T24">k=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0" draw:text-style-name="P3" draw:layer="layout" svg:width="8.258cm" svg:height="2.13cm" draw:transform="skewX (0.415911960750249) rotate (1.36886173233915) translate (6.35026859034528cm 11.0595743625803cm)" svg:viewBox="0 0 8259 2131" svg:d="M0 0c5205 0 8259 2131 8259 2131">
          <text:p/>
        </draw:path>
        <draw:frame draw:style-name="gr19" draw:text-style-name="P10" draw:layer="layout" svg:width="1.778cm" svg:height="1.172cm" svg:x="6.858cm" svg:y="8.734cm">
          <draw:text-box>
            <text:p>b<text:span text:style-name="T8">k1</text:span></text:p>
          </draw:text-box>
        </draw:frame>
        <draw:frame draw:style-name="gr21" draw:text-style-name="P8" draw:layer="layout" svg:width="13.97cm" svg:height="1.001cm" svg:x="13.716cm" svg:y="3.337cm">
          <draw:text-box>
            <text:p><text:span text:style-name="T15"><text:s/></text:span><text:span text:style-name="T15">∆</text:span><text:span text:style-name="T14">e</text:span><text:span text:style-name="T13">k</text:span><text:span text:style-name="T14">/</text:span><text:span text:style-name="T15">∆</text:span><text:span text:style-name="T15">b</text:span><text:span text:style-name="T13">k</text:span><text:span text:style-name="T12"> </text:span><text:span text:style-name="T12">= </text:span><text:span text:style-name="T12">d/</text:span><text:span text:style-name="T15">∆b</text:span><text:span text:style-name="T13">k </text:span><text:span text:style-name="T13"><text:s/></text:span><text:span text:style-name="T15">∑</text:span><text:span text:style-name="T19">n</text:span><text:span text:style-name="T14">(</text:span><text:span text:style-name="T12">t</text:span><text:span text:style-name="T13">kn</text:span><text:span text:style-name="T12"> </text:span><text:span text:style-name="T12">- </text:span><text:span text:style-name="T10">σ</text:span><text:span text:style-name="T20">kn</text:span><text:span text:style-name="T10">)</text:span><text:span text:style-name="T21">2</text:span></text:p>
          </draw:text-box>
        </draw:frame>
        <draw:custom-shape draw:style-name="gr24" draw:text-style-name="P3" draw:layer="layout" svg:width="0.508cm" svg:height="2.54cm" draw:transform="rotate (1.5699236621689) translate (19.305cm 3.086cm)">
          <text:p/>
          <draw:enhanced-geometry svg:viewBox="0 0 21600 21600" draw:mirror-horizontal="true" draw:mirror-vertical="true" draw:glue-points="21600 0 0 10800 21600 21600" draw:text-areas="13800 ?f9 21600 ?f10" draw:type="left-brace" draw:modifiers="1800 11076.269185360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shadow-offset-x="0.203cm" draw:shadow-offset-y="0.203cm"/>
      <style:paragraph-properties>
        <style:tab-stops/>
      </style:paragraph-properties>
      <style:text-properties style:text-underline-style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7:20:40.949280492</meta:creation-date>
    <dc:date>2019-10-24T10:52:14.554972209</dc:date>
    <meta:editing-duration>PT1H28M25S</meta:editing-duration>
    <meta:editing-cycles>25</meta:editing-cycles>
    <meta:generator>LibreOffice/6.0.7.3$Linux_X86_64 LibreOffice_project/00m0$Build-3</meta:generator>
    <meta:print-date>2019-10-22T14:35:04.835453747</meta:print-date>
    <meta:document-statistic meta:object-count="201"/>
  </office:meta>
</office:document-meta>
</file>